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15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15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5cm" table:align="margins"/>
    </style:style>
    <style:style style:name="Tabla5.A" style:family="table-column">
      <style:table-column-properties style:column-width="15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15cm" style:rel-column-width="65535*"/>
    </style:style>
    <style:style style:name="Tabla6.A1" style:family="table-cell">
      <style:table-cell-properties style:writing-mode="page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15cm" style:rel-column-width="65535*"/>
    </style:style>
    <style:style style:name="Tabla7.A1" style:family="table-cell">
      <style:table-cell-properties style:writing-mode="page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15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5cm" table:align="margins"/>
    </style:style>
    <style:style style:name="Tabla9.A" style:family="table-column">
      <style:table-column-properties style:column-width="15cm" style:rel-column-width="65535*"/>
    </style:style>
    <style:style style:name="Tabla9.A1" style:family="table-cell">
      <style:table-cell-properties style:writing-mode="page"/>
    </style:style>
    <style:style style:name="Tabla10" style:family="table">
      <style:table-properties style:width="15cm" table:align="margins"/>
    </style:style>
    <style:style style:name="Tabla10.A" style:family="table-column">
      <style:table-column-properties style:column-width="15cm" style:rel-column-width="65535*"/>
    </style:style>
    <style:style style:name="Tabla10.A1" style:family="table-cell">
      <style:table-cell-properties style:writing-mode="page"/>
    </style:style>
    <style:style style:name="Tabla11" style:family="table">
      <style:table-properties style:width="15cm" table:align="margins"/>
    </style:style>
    <style:style style:name="Tabla11.A" style:family="table-column">
      <style:table-column-properties style:column-width="15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15cm" style:rel-column-width="65535*"/>
    </style:style>
    <style:style style:name="Tabla12.A1" style:family="table-cell">
      <style:table-cell-properties style:writing-mode="page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15cm" style:rel-column-width="65535*"/>
    </style:style>
    <style:style style:name="Tabla13.A1" style:family="table-cell">
      <style:table-cell-properties style:writing-mode="page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15cm" style:rel-column-width="65535*"/>
    </style:style>
    <style:style style:name="Tabla14.A1" style:family="table-cell">
      <style:table-cell-properties style:writing-mode="page"/>
    </style:style>
    <style:style style:name="Tabla15" style:family="table">
      <style:table-properties style:width="15cm" table:align="margins"/>
    </style:style>
    <style:style style:name="Tabla15.A" style:family="table-column">
      <style:table-column-properties style:column-width="15cm" style:rel-column-width="65535*"/>
    </style:style>
    <style:style style:name="Tabla15.A1" style:family="table-cell">
      <style:table-cell-properties style:writing-mode="page"/>
    </style:style>
    <style:style style:name="Tabla16" style:family="table">
      <style:table-properties style:width="15cm" table:align="margins"/>
    </style:style>
    <style:style style:name="Tabla16.A" style:family="table-column">
      <style:table-column-properties style:column-width="15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5cm" table:align="margins"/>
    </style:style>
    <style:style style:name="Tabla17.A" style:family="table-column">
      <style:table-column-properties style:column-width="15cm" style:rel-column-width="65535*"/>
    </style:style>
    <style:style style:name="Tabla17.A1" style:family="table-cell">
      <style:table-cell-properties style:writing-mode="page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15cm" style:rel-column-width="65535*"/>
    </style:style>
    <style:style style:name="Tabla18.A1" style:family="table-cell">
      <style:table-cell-properties style:writing-mode="page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15cm" style:rel-column-width="65535*"/>
    </style:style>
    <style:style style:name="Tabla19.A1" style:family="table-cell">
      <style:table-cell-properties style:writing-mode="page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15cm" style:rel-column-width="65535*"/>
    </style:style>
    <style:style style:name="Tabla20.A1" style:family="table-cell">
      <style:table-cell-properties style:writing-mode="page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15cm" style:rel-column-width="65535*"/>
    </style:style>
    <style:style style:name="Tabla21.A1" style:family="table-cell">
      <style:table-cell-properties style:writing-mode="page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15cm" style:rel-column-width="65535*"/>
    </style:style>
    <style:style style:name="Tabla22.A1" style:family="table-cell">
      <style:table-cell-properties style:writing-mode="page"/>
    </style:style>
    <style:style style:name="Tabla23" style:family="table">
      <style:table-properties style:width="15cm" table:align="margins"/>
    </style:style>
    <style:style style:name="Tabla23.A" style:family="table-column">
      <style:table-column-properties style:column-width="15cm" style:rel-column-width="65535*"/>
    </style:style>
    <style:style style:name="Tabla23.A1" style:family="table-cell">
      <style:table-cell-properties style:writing-mode="page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15cm" style:rel-column-width="65535*"/>
    </style:style>
    <style:style style:name="Tabla24.A1" style:family="table-cell">
      <style:table-cell-properties style:writing-mode="page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15cm" style:rel-column-width="65535*"/>
    </style:style>
    <style:style style:name="Tabla25.A1" style:family="table-cell">
      <style:table-cell-properties style:writing-mode="page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15cm" style:rel-column-width="65535*"/>
    </style:style>
    <style:style style:name="Tabla26.A1" style:family="table-cell">
      <style:table-cell-properties style:writing-mode="page"/>
    </style:style>
    <style:style style:name="Tabla27" style:family="table">
      <style:table-properties style:width="15cm" fo:break-before="auto" fo:break-after="auto" table:align="margins"/>
    </style:style>
    <style:style style:name="Tabla27.A" style:family="table-column">
      <style:table-column-properties style:column-width="15cm" style:rel-column-width="65535*"/>
    </style:style>
    <style:style style:name="Tabla27.A1" style:family="table-cell">
      <style:table-cell-properties style:writing-mode="page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15cm" style:rel-column-width="65535*"/>
    </style:style>
    <style:style style:name="Tabla28.A1" style:family="table-cell">
      <style:table-cell-properties style:writing-mode="page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15cm" style:rel-column-width="65535*"/>
    </style:style>
    <style:style style:name="Tabla29.A1" style:family="table-cell">
      <style:table-cell-properties style:writing-mode="page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15cm" style:rel-column-width="65535*"/>
    </style:style>
    <style:style style:name="Tabla30.A1" style:family="table-cell">
      <style:table-cell-properties style:writing-mode="page"/>
    </style:style>
    <style:style style:name="Tabla31" style:family="table">
      <style:table-properties style:width="15cm" table:align="margins"/>
    </style:style>
    <style:style style:name="Tabla31.A" style:family="table-column">
      <style:table-column-properties style:column-width="15cm" style:rel-column-width="65535*"/>
    </style:style>
    <style:style style:name="Tabla31.A1" style:family="table-cell">
      <style:table-cell-properties style:writing-mode="page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15cm" style:rel-column-width="65535*"/>
    </style:style>
    <style:style style:name="Tabla32.A1" style:family="table-cell">
      <style:table-cell-properties style:writing-mode="page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15cm" style:rel-column-width="65535*"/>
    </style:style>
    <style:style style:name="Tabla33.A1" style:family="table-cell">
      <style:table-cell-properties style:writing-mode="page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15cm" style:rel-column-width="65535*"/>
    </style:style>
    <style:style style:name="Tabla34.A1" style:family="table-cell">
      <style:table-cell-properties style:writing-mode="page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15cm" style:rel-column-width="65535*"/>
    </style:style>
    <style:style style:name="Tabla35.A1" style:family="table-cell">
      <style:table-cell-properties style:writing-mode="page"/>
    </style:style>
    <style:style style:name="Tabla36" style:family="table">
      <style:table-properties style:width="15cm" table:align="margins"/>
    </style:style>
    <style:style style:name="Tabla36.A" style:family="table-column">
      <style:table-column-properties style:column-width="15cm" style:rel-column-width="65535*"/>
    </style:style>
    <style:style style:name="Tabla36.A1" style:family="table-cell">
      <style:table-cell-properties style:writing-mode="page"/>
    </style:style>
    <style:style style:name="Tabla37" style:family="table">
      <style:table-properties style:width="15cm" table:align="margins"/>
    </style:style>
    <style:style style:name="Tabla37.A" style:family="table-column">
      <style:table-column-properties style:column-width="15cm" style:rel-column-width="65535*"/>
    </style:style>
    <style:style style:name="Tabla37.A1" style:family="table-cell">
      <style:table-cell-properties style:writing-mode="page"/>
    </style:style>
    <style:style style:name="Tabla38" style:family="table">
      <style:table-properties style:width="15cm" table:align="margins"/>
    </style:style>
    <style:style style:name="Tabla38.A" style:family="table-column">
      <style:table-column-properties style:column-width="15cm" style:rel-column-width="65535*"/>
    </style:style>
    <style:style style:name="Tabla38.A1" style:family="table-cell">
      <style:table-cell-properties style:writing-mode="page"/>
    </style:style>
    <style:style style:name="Tabla39" style:family="table">
      <style:table-properties style:width="15cm" table:align="margins"/>
    </style:style>
    <style:style style:name="Tabla39.A" style:family="table-column">
      <style:table-column-properties style:column-width="15cm" style:rel-column-width="65535*"/>
    </style:style>
    <style:style style:name="Tabla39.A1" style:family="table-cell">
      <style:table-cell-properties style:writing-mode="page"/>
    </style:style>
    <style:style style:name="Tabla40" style:family="table">
      <style:table-properties style:width="15cm" table:align="margins"/>
    </style:style>
    <style:style style:name="Tabla40.A" style:family="table-column">
      <style:table-column-properties style:column-width="15cm" style:rel-column-width="65535*"/>
    </style:style>
    <style:style style:name="Tabla40.A1" style:family="table-cell">
      <style:table-cell-properties style:writing-mode="page"/>
    </style:style>
    <style:style style:name="Tabla41" style:family="table">
      <style:table-properties style:width="15cm" table:align="margins"/>
    </style:style>
    <style:style style:name="Tabla41.A" style:family="table-column">
      <style:table-column-properties style:column-width="15cm" style:rel-column-width="65535*"/>
    </style:style>
    <style:style style:name="Tabla41.A1" style:family="table-cell">
      <style:table-cell-properties style:writing-mode="page"/>
    </style:style>
    <style:style style:name="Tabla42" style:family="table">
      <style:table-properties style:width="15cm" table:align="margins"/>
    </style:style>
    <style:style style:name="Tabla42.A" style:family="table-column">
      <style:table-column-properties style:column-width="15cm" style:rel-column-width="65535*"/>
    </style:style>
    <style:style style:name="Tabla42.A1" style:family="table-cell">
      <style:table-cell-properties style:writing-mode="page"/>
    </style:style>
    <style:style style:name="Tabla43" style:family="table">
      <style:table-properties style:width="15cm" table:align="margins"/>
    </style:style>
    <style:style style:name="Tabla43.A" style:family="table-column">
      <style:table-column-properties style:column-width="15cm" style:rel-column-width="65535*"/>
    </style:style>
    <style:style style:name="Tabla43.A1" style:family="table-cell">
      <style:table-cell-properties style:writing-mode="page"/>
    </style:style>
    <style:style style:name="Tabla44" style:family="table">
      <style:table-properties style:width="15cm" table:align="margins"/>
    </style:style>
    <style:style style:name="Tabla44.A" style:family="table-column">
      <style:table-column-properties style:column-width="15cm" style:rel-column-width="65535*"/>
    </style:style>
    <style:style style:name="Tabla44.A1" style:family="table-cell">
      <style:table-cell-properties style:writing-mode="page"/>
    </style:style>
    <style:style style:name="Tabla45" style:family="table">
      <style:table-properties style:width="15cm" table:align="margins"/>
    </style:style>
    <style:style style:name="Tabla45.A" style:family="table-column">
      <style:table-column-properties style:column-width="15cm" style:rel-column-width="65535*"/>
    </style:style>
    <style:style style:name="Tabla45.A1" style:family="table-cell">
      <style:table-cell-properties style:writing-mode="page"/>
    </style:style>
    <style:style style:name="Tabla46" style:family="table">
      <style:table-properties style:width="15cm" fo:break-before="auto" fo:break-after="auto" table:align="margins"/>
    </style:style>
    <style:style style:name="Tabla46.A" style:family="table-column">
      <style:table-column-properties style:column-width="15cm" style:rel-column-width="65535*"/>
    </style:style>
    <style:style style:name="Tabla46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Helvetica Neue" style:font-name-asian="Helvetica Neue1" style:font-name-complex="Helvetica Neue1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break-before="auto" fo:break-after="auto"/>
      <style:text-properties style:font-name="Helvetica Neue" style:font-name-asian="Helvetica Neue1" style:font-name-complex="Helvetica Neue1"/>
    </style:style>
    <style:style style:name="P6" style:family="paragraph" style:parent-style-name="Standard">
      <style:paragraph-properties fo:margin-left="2.54cm" fo:margin-right="0cm" fo:text-indent="0cm" style:auto-text-indent="false" fo:break-before="auto" fo:break-after="auto"/>
      <style:text-properties style:font-name="Helvetica Neue" style:font-name-asian="Helvetica Neue1" style:font-name-complex="Helvetica Neue1"/>
    </style:style>
    <style:style style:name="P7" style:family="paragraph" style:parent-style-name="Standard">
      <style:text-properties style:font-name="Helvetica Neue" style:font-name-asian="Helvetica Neue1" style:font-name-complex="Helvetica Neue1"/>
    </style:style>
    <style:style style:name="P8" style:family="paragraph" style:parent-style-name="Standard">
      <style:text-properties style:font-name="Helvetica Neue" officeooo:rsid="000f9a70" officeooo:paragraph-rsid="000ff1ce" style:font-name-asian="Helvetica Neue1" style:font-name-complex="Helvetica Neue1"/>
    </style:style>
    <style:style style:name="P9" style:family="paragraph" style:parent-style-name="Table_20_Contents">
      <style:text-properties style:font-name="Helvetica Neue" officeooo:rsid="000f9a70" officeooo:paragraph-rsid="000ff1ce" style:font-name-asian="Helvetica Neue1" style:font-name-complex="Helvetica Neue1"/>
    </style:style>
    <style:style style:name="P10" style:family="paragraph" style:parent-style-name="Table_20_Contents">
      <style:text-properties style:font-name="Helvetica Neue" officeooo:rsid="000f9a70" officeooo:paragraph-rsid="000f9a70" style:font-name-asian="Helvetica Neue1" style:font-name-complex="Helvetica Neue1"/>
    </style:style>
    <style:style style:name="P11" style:family="paragraph" style:parent-style-name="Table_20_Contents">
      <style:paragraph-properties fo:text-align="start" style:justify-single-word="false"/>
      <style:text-properties style:font-name="Helvetica Neue" officeooo:rsid="000f4576" officeooo:paragraph-rsid="000f4576" style:font-name-asian="Helvetica Neue1" style:font-name-complex="Helvetica Neue1"/>
    </style:style>
    <style:style style:name="P12" style:family="paragraph" style:parent-style-name="Table_20_Contents">
      <style:text-properties style:font-name="Helvetica Neue" style:font-name-asian="Helvetica Neue1" style:font-name-complex="Helvetica Neue1"/>
    </style:style>
    <style:style style:name="P13" style:family="paragraph" style:parent-style-name="Table_20_Contents">
      <style:text-properties style:font-name="Helvetica Neue" officeooo:rsid="000ff1ce" officeooo:paragraph-rsid="000ff1ce" style:font-name-asian="Helvetica Neue1" style:font-name-complex="Helvetica Neue1"/>
    </style:style>
    <style:style style:name="P14" style:family="paragraph" style:parent-style-name="Table_20_Contents">
      <style:text-properties style:font-name="Helvetica Neue" officeooo:rsid="0014118c" officeooo:paragraph-rsid="0014118c" style:font-name-asian="Helvetica Neue1" style:font-name-complex="Helvetica Neue1"/>
    </style:style>
    <style:style style:name="P15" style:family="paragraph" style:parent-style-name="Table_20_Contents">
      <style:paragraph-properties fo:text-align="start" style:justify-single-word="false"/>
      <style:text-properties style:font-name="Helvetica Neue" officeooo:rsid="0014118c" officeooo:paragraph-rsid="00150c90" style:font-name-asian="Helvetica Neue1" style:font-name-complex="Helvetica Neue1"/>
    </style:style>
    <style:style style:name="P16" style:family="paragraph" style:parent-style-name="Table_20_Contents">
      <style:paragraph-properties fo:text-align="start" style:justify-single-word="false"/>
      <style:text-properties style:font-name="Helvetica Neue" officeooo:rsid="00150c90" officeooo:paragraph-rsid="00150c90" style:font-name-asian="Helvetica Neue1" style:font-name-complex="Helvetica Neue1"/>
    </style:style>
    <style:style style:name="P17" style:family="paragraph" style:parent-style-name="Table_20_Contents">
      <style:text-properties style:font-name="Helvetica Neue" officeooo:rsid="00150c90" officeooo:paragraph-rsid="00150c90" style:font-name-asian="Helvetica Neue1" style:font-name-complex="Helvetica Neue1"/>
    </style:style>
    <style:style style:name="P18" style:family="paragraph" style:parent-style-name="Table_20_Contents">
      <style:paragraph-properties fo:text-align="start" style:justify-single-word="fals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Helvetica Neue" fo:font-style="normal" officeooo:rsid="000f4576" officeooo:paragraph-rsid="000f4576" style:font-name-asian="Helvetica Neue1" style:font-style-asian="normal" style:font-name-complex="Helvetica Neue1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 Neue" fo:font-style="italic" officeooo:rsid="000f4576" officeooo:paragraph-rsid="000f4576" style:font-name-asian="Helvetica Neue1" style:font-style-asian="italic" style:font-name-complex="Helvetica Neue1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160722" officeooo:paragraph-rsid="00160722" style:font-name-asian="Arial1" style:font-name-complex="Arial1"/>
    </style:style>
    <style:style style:name="P22" style:family="paragraph" style:parent-style-name="Table_20_Contents">
      <style:paragraph-properties fo:text-align="start" style:justify-single-word="false"/>
      <style:text-properties style:font-name="Arial" style:font-name-asian="Arial1" style:font-name-complex="Arial1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16884e" officeooo:paragraph-rsid="0016884e" style:font-name-asian="Arial1" style:font-name-complex="Arial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style:font-name-asian="Arial1" style:font-name-complex="Arial1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1b214e" officeooo:paragraph-rsid="001b214e" style:font-name-asian="Arial1" style:font-name-complex="Arial1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1b31c9" officeooo:paragraph-rsid="001b31c9" style:font-name-asian="Arial1" style:font-name-complex="Arial1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1cc72d" officeooo:paragraph-rsid="001cc72d" style:font-name-asian="Arial1" style:font-name-complex="Arial1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paragraph-rsid="001c39b8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rsid="000ff1ce" officeooo:paragraph-rsid="000ff1ce"/>
    </style:style>
    <style:style style:name="P31" style:family="paragraph" style:parent-style-name="Table_20_Contents">
      <style:paragraph-properties fo:text-align="start" style:justify-single-word="false"/>
      <style:text-properties officeooo:rsid="00110351" officeooo:paragraph-rsid="00110351"/>
    </style:style>
    <style:style style:name="P32" style:family="paragraph" style:parent-style-name="Table_20_Contents">
      <style:paragraph-properties fo:text-align="start" style:justify-single-word="false"/>
      <style:text-properties officeooo:rsid="001238a6" officeooo:paragraph-rsid="001238a6"/>
    </style:style>
    <style:style style:name="P33" style:family="paragraph" style:parent-style-name="Table_20_Contents">
      <style:paragraph-properties fo:text-align="start" style:justify-single-word="false"/>
      <style:text-properties officeooo:rsid="00150c90" officeooo:paragraph-rsid="00150c90"/>
    </style:style>
    <style:style style:name="P34" style:family="paragraph" style:parent-style-name="Heading_20_1" style:list-style-name="WWNum3" style:master-page-name="Standard">
      <style:paragraph-properties fo:margin-left="0.635cm" fo:margin-right="0cm" fo:margin-top="0.423cm" fo:margin-bottom="0.106cm" style:contextual-spacing="false" fo:line-height="100%" fo:text-indent="-0.635cm" style:auto-text-indent="false" style:page-number="1" fo:break-before="auto" fo:break-after="auto"/>
    </style:style>
    <style:style style:name="P35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6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</style:style>
    <style:style style:name="P37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</style:style>
    <style:style style:name="P38" style:family="paragraph" style:parent-style-name="Standard" style:list-style-name="WWNum3">
      <style:paragraph-properties fo:margin-left="1.397cm" fo:margin-right="0cm" fo:margin-top="0.423cm" fo:margin-bottom="0.106cm" style:contextual-spacing="false" fo:line-height="100%" fo:text-align="start" style:justify-single-word="false" fo:keep-together="auto" fo:orphans="2" fo:widows="2" fo:text-indent="-1.397cm" style:auto-text-indent="false" fo:break-before="auto" fo:break-after="auto" fo:padding="0cm" fo:border="none" fo:keep-with-next="always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0" style:family="paragraph" style:parent-style-name="Standard" style:list-style-name="WWNum3">
      <style:paragraph-properties fo:margin-left="1.397cm" fo:margin-right="0cm" fo:margin-top="0.423cm" fo:margin-bottom="0.106cm" style:contextual-spacing="false" fo:line-height="100%" fo:text-align="start" style:justify-single-word="false" fo:keep-together="auto" fo:orphans="2" fo:widows="2" fo:text-indent="-1.397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P41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43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reak-before="auto" fo:break-after="auto"/>
      <style:text-properties style:font-name="Helvetica Neue" style:font-name-asian="Helvetica Neue1" style:font-name-complex="Helvetica Neue1"/>
    </style:style>
    <style:style style:name="P44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/>
      <style:text-properties style:font-name="Helvetica Neue" style:font-name-asian="Helvetica Neue1" style:font-name-complex="Helvetica Neue1"/>
    </style:style>
    <style:style style:name="P45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reak-before="auto" fo:break-after="auto"/>
      <style:text-properties style:font-name="Helvetica Neue" style:font-name-asian="Helvetica Neue1" style:font-name-complex="Helvetica Neue1"/>
    </style:style>
    <style:style style:name="P46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/>
      <style:text-properties style:font-name="Helvetica Neue" style:font-name-asian="Helvetica Neue1" style:font-name-complex="Helvetica Neue1"/>
    </style:style>
    <style:style style:name="P47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Helvetica Neue" style:font-name-asian="Helvetica Neue1" style:font-name-complex="Helvetica Neue1"/>
    </style:style>
    <style:style style:name="P4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Helvetica Neue" style:font-name-asian="Helvetica Neue1" style:font-name-complex="Helvetica Neue1"/>
    </style:style>
    <style:style style:name="P4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style:font-name="Helvetica Neue" style:font-name-asian="Helvetica Neue1" style:font-name-complex="Helvetica Neue1"/>
    </style:style>
    <style:style style:name="P50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  <style:text-properties style:font-name="Helvetica Neue" style:font-name-asian="Helvetica Neue1" style:font-name-complex="Helvetica Neue1"/>
    </style:style>
    <style:style style:name="P51" style:family="paragraph" style:parent-style-name="Standard" style:list-style-name="WWNum2">
      <style:paragraph-properties fo:margin-left="1.27cm" fo:margin-right="0cm" fo:text-indent="-0.635cm" style:auto-text-indent="false" fo:break-before="auto" fo:break-after="auto">
        <style:tab-stops>
          <style:tab-stop style:position="0.688cm"/>
          <style:tab-stop style:position="2.54cm"/>
        </style:tab-stops>
      </style:paragraph-properties>
      <style:text-properties style:font-name="Helvetica Neue" style:font-name-asian="Helvetica Neue1" style:font-name-complex="Helvetica Neue1"/>
    </style:style>
    <style:style style:name="P52" style:family="paragraph" style:parent-style-name="Standard" style:list-style-name="WWNum2">
      <style:paragraph-properties fo:margin-left="1.27cm" fo:margin-right="0cm" fo:text-indent="-0.635cm" style:auto-text-indent="false">
        <style:tab-stops>
          <style:tab-stop style:position="0.688cm"/>
          <style:tab-stop style:position="2.54cm"/>
        </style:tab-stops>
      </style:paragraph-properties>
      <style:text-properties style:font-name="Helvetica Neue" style:font-name-asian="Helvetica Neue1" style:font-name-complex="Helvetica Neue1"/>
    </style:style>
    <style:style style:name="P53" style:family="paragraph" style:parent-style-name="Standard" style:list-style-name="WWNum2">
      <style:paragraph-properties fo:margin-left="1.27cm" fo:margin-right="0cm" fo:text-indent="-0.635cm" style:auto-text-indent="false" fo:break-before="auto" fo:break-after="auto">
        <style:tab-stops>
          <style:tab-stop style:position="0.688cm"/>
          <style:tab-stop style:position="2.54cm"/>
        </style:tab-stops>
      </style:paragraph-properties>
    </style:style>
    <style:style style:name="P54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style:font-name="Arial" style:font-name-asian="Arial1" style:font-name-complex="Arial1"/>
    </style:style>
    <style:style style:name="P55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style:font-name="Arial" officeooo:paragraph-rsid="001e9512" style:font-name-asian="Arial1" style:font-name-complex="Arial1"/>
    </style:style>
    <style:style style:name="P56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style:font-name="Arial" officeooo:paragraph-rsid="001e9512" style:font-name-asian="Arial1" style:font-name-complex="Arial1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688cm"/>
          <style:tab-stop style:position="2.54cm"/>
        </style:tab-stops>
      </style:paragraph-properties>
      <style:text-properties style:font-name="Arial" style:font-name-asian="Arial1" style:font-name-complex="Arial1"/>
    </style:style>
    <style:style style:name="P5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style:font-name-asian="Arial1" style:font-name-complex="Arial1"/>
    </style:style>
    <style:style style:name="P5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officeooo:paragraph-rsid="0022df51" style:font-name-asian="Arial1" style:font-name-complex="Arial1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style:font-name-asian="Arial1" style:font-name-complex="Arial1"/>
    </style:style>
    <style:style style:name="P61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officeooo:paragraph-rsid="00242893" style:font-name-asian="Arial1" style:font-name-complex="Arial1"/>
    </style:style>
    <style:style style:name="P6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officeooo:rsid="00160722" officeooo:paragraph-rsid="00160722" style:font-name-asian="Arial1" style:font-name-complex="Arial1"/>
    </style:style>
    <style:style style:name="P6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padding="0cm" fo:border="none">
        <style:tab-stops>
          <style:tab-stop style:position="0.688cm"/>
          <style:tab-stop style:position="2.54cm"/>
        </style:tab-stops>
      </style:paragraph-properties>
      <style:text-properties style:font-name="Arial" officeooo:rsid="001bbcc0" officeooo:paragraph-rsid="001bbcc0" style:font-name-asian="Arial1" style:font-name-complex="Arial1"/>
    </style:style>
    <style:style style:name="P64" style:family="paragraph" style:parent-style-name="Standard" style:list-style-name="WWNum3">
      <style:paragraph-properties fo:margin-left="1.397cm" fo:margin-right="0cm" fo:margin-top="0.423cm" fo:margin-bottom="0.106cm" style:contextual-spacing="false" fo:line-height="100%" fo:text-indent="-1.397cm" style:auto-text-indent="false" fo:break-before="auto" fo:break-after="auto" fo:keep-with-next="always"/>
      <style:text-properties style:font-name="Arial" fo:font-size="14pt" fo:font-style="italic" fo:font-weight="bold" style:font-name-asian="Arial1" style:font-size-asian="14pt" style:font-style-asian="italic" style:font-weight-asian="bold" style:font-name-complex="Arial1" style:font-size-complex="14pt"/>
    </style:style>
    <style:style style:name="P65" style:family="paragraph" style:parent-style-name="Standard" style:list-style-name="WWNum3">
      <style:paragraph-properties fo:margin-left="1.397cm" fo:margin-right="0cm" fo:margin-top="0.423cm" fo:margin-bottom="0.106cm" style:contextual-spacing="false" fo:line-height="100%" fo:text-align="start" style:justify-single-word="false" fo:keep-together="auto" fo:orphans="2" fo:widows="2" fo:text-indent="-1.397cm" style:auto-text-indent="false" fo:break-before="auto" fo:break-after="auto" fo:padding="0cm" fo:border="none" fo:keep-with-next="always"/>
      <style:text-properties style:font-name="Arial" fo:font-size="14pt" fo:font-style="italic" fo:font-weight="bold" style:font-name-asian="Arial1" style:font-size-asian="14pt" style:font-style-asian="italic" style:font-weight-asian="bold" style:font-name-complex="Arial1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0d0d0d" loext:opacity="100%" style:font-name="S hne" fo:font-size="12pt" fo:letter-spacing="normal" fo:font-style="normal" fo:font-weight="normal" officeooo:paragraph-rsid="001c39b8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0d0d0d" loext:opacity="100%" style:font-name="S hne" fo:font-size="12pt" fo:letter-spacing="normal" fo:font-style="normal" fo:font-weight="normal" officeooo:rsid="001c39b8" officeooo:paragraph-rsid="001c39b8"/>
    </style:style>
    <style:style style:name="P68" style:family="paragraph" style:parent-style-name="Table_20_Contents">
      <style:paragraph-properties fo:text-align="start" style:justify-single-word="false"/>
      <style:text-properties style:font-name="Arial" style:font-name-asian="Arial1" style:font-name-complex="Arial1"/>
    </style:style>
    <style:style style:name="P69" style:family="paragraph" style:parent-style-name="Table_20_Contents">
      <style:paragraph-properties fo:text-align="start" style:justify-single-word="false"/>
      <style:text-properties style:font-name="Arial" officeooo:rsid="001d6695" officeooo:paragraph-rsid="001d6695" style:font-name-asian="Arial1" style:font-name-complex="Arial1"/>
    </style:style>
    <style:style style:name="P70" style:family="paragraph" style:parent-style-name="Table_20_Contents">
      <style:paragraph-properties fo:text-align="start" style:justify-single-word="false"/>
      <style:text-properties style:font-name="Arial" officeooo:rsid="001e9512" officeooo:paragraph-rsid="001e9512" style:font-name-asian="Arial1" style:font-name-complex="Arial1"/>
    </style:style>
    <style:style style:name="P71" style:family="paragraph" style:parent-style-name="Table_20_Contents">
      <style:paragraph-properties fo:text-align="start" style:justify-single-word="false"/>
      <style:text-properties style:font-name="Arial" officeooo:rsid="00204d53" officeooo:paragraph-rsid="00204d53" style:font-name-asian="Arial1" style:font-name-complex="Arial1"/>
    </style:style>
    <style:style style:name="P72" style:family="paragraph" style:parent-style-name="Table_20_Contents">
      <style:paragraph-properties fo:text-align="start" style:justify-single-word="false"/>
      <style:text-properties style:font-name="Arial" officeooo:rsid="0022950a" officeooo:paragraph-rsid="0022950a" style:font-name-asian="Arial1" style:font-name-complex="Arial1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officeooo:rsid="0022950a" officeooo:paragraph-rsid="0022950a" style:font-name-asian="Arial1" style:font-name-complex="Arial1"/>
    </style:style>
    <style:style style:name="P74" style:family="paragraph" style:parent-style-name="Table_20_Contents">
      <style:paragraph-properties fo:text-align="start" style:justify-single-word="false"/>
      <style:text-properties style:font-name="Arial" officeooo:rsid="0022df51" officeooo:paragraph-rsid="0022df51" style:font-name-asian="Arial1" style:font-name-complex="Arial1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officeooo:rsid="0022df51" officeooo:paragraph-rsid="0022df51" style:font-name-asian="Arial1" style:font-name-complex="Arial1"/>
    </style:style>
    <style:style style:name="P76" style:family="paragraph" style:parent-style-name="Table_20_Contents">
      <style:paragraph-properties fo:text-align="start" style:justify-single-word="false"/>
      <style:text-properties style:font-name="Arial" officeooo:rsid="00242893" officeooo:paragraph-rsid="00242893" style:font-name-asian="Arial1" style:font-name-complex="Arial1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256938" officeooo:paragraph-rsid="00256938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style:font-name-asian="Arial1" style:font-size-asian="14pt" style:font-style-asian="italic" style:font-weight-asian="bold" style:font-name-complex="Arial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6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0d0d0d" loext:opacity="100%" style:font-name="S hne" fo:font-size="12pt" fo:letter-spacing="normal" fo:font-style="normal" fo:font-weight="normal" officeooo:rsid="001c39b8"/>
    </style:style>
    <style:style style:name="T8" style:family="text">
      <style:text-properties fo:color="#000000" loext:opacity="100%" fo:font-size="16pt" fo:font-weight="bold" style:font-size-asian="16pt" style:font-weight-asian="bold" style:font-size-complex="16pt"/>
    </style:style>
    <style:style style:name="T9" style:family="text">
      <style:text-properties style:font-name="Arial" fo:font-size="14pt" fo:font-style="italic" fo:font-weight="bold" style:font-name-asian="Arial1" style:font-size-asian="14pt" style:font-style-asian="italic" style:font-weight-asian="bold" style:font-name-complex="Arial1" style:font-size-complex="14pt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Helvetica Neue" style:font-name-asian="Helvetica Neue1" style:font-name-complex="Helvetica Neue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238a6" style:font-style-asian="normal" style:font-style-complex="normal"/>
    </style:style>
    <style:style style:name="T15" style:family="text">
      <style:text-properties officeooo:rsid="000f9a70"/>
    </style:style>
    <style:style style:name="T16" style:family="text">
      <style:text-properties officeooo:rsid="000ff1ce"/>
    </style:style>
    <style:style style:name="T17" style:family="text">
      <style:text-properties officeooo:rsid="0017ed6f"/>
    </style:style>
    <style:style style:name="T18" style:family="text">
      <style:text-properties officeooo:rsid="0018acb8"/>
    </style:style>
    <style:style style:name="T19" style:family="text">
      <style:text-properties officeooo:rsid="001941a6"/>
    </style:style>
    <style:style style:name="T20" style:family="text">
      <style:text-properties officeooo:rsid="001b0717"/>
    </style:style>
    <style:style style:name="T21" style:family="text">
      <style:text-properties officeooo:rsid="001c39b8" style:font-name-asian="Arial1" style:font-name-complex="Arial1"/>
    </style:style>
    <style:style style:name="T22" style:family="text">
      <style:text-properties officeooo:rsid="001d6695"/>
    </style:style>
    <style:style style:name="T23" style:family="text">
      <style:text-properties officeooo:rsid="001e9512"/>
    </style:style>
    <style:style style:name="T24" style:family="text">
      <style:text-properties officeooo:rsid="0022df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0238502" text:style-name="WWNum3">
        <text:list-item>
          <text:p text:style-name="P34"><text:span text:style-name="T8">Sistema de ficheros y gestión de aplicaciones </text:span>I</text:p>
          <text:list>
            <text:list-item>
              <text:p text:style-name="P40">Sabe crear carpetas y ficheros y gestionarlos usando los comandos básicos:</text:p>
            </text:list-item>
          </text:list>
        </text:list-item>
      </text:list>
      <text:list xml:id="list663723048" text:style-name="WWNum4">
        <text:list-item>
          <text:p text:style-name="P43">Crea la carpeta “prueba” en tu carpeta personal.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1">Cd /<text:span text:style-name="T12">home</text:span><text:span text:style-name="T13">/jon</text:span></text:p>
            <text:p text:style-name="P19">mkdir prueba</text:p>
          </table:table-cell>
        </table:table-row>
      </table:table>
      <text:list xml:id="list175607229603984" text:continue-numbering="true" text:style-name="WWNum4">
        <text:list-header>
          <text:p text:style-name="P44"/>
        </text:list-header>
        <text:list-item>
          <text:p text:style-name="P43">Dentro de la carpeta “prueba” crea otra carpeta “trabajo”.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">Cd <text:span text:style-name="T12">home/jon/prueba</text:span></text:p>
            <text:p text:style-name="P20">mkdir trabajo</text:p>
          </table:table-cell>
        </table:table-row>
      </table:table>
      <text:list xml:id="list175607142385359" text:continue-numbering="true" text:style-name="WWNum4">
        <text:list-header>
          <text:p text:style-name="P44"/>
        </text:list-header>
        <text:list-item>
          <text:p text:style-name="P50">Crea los siguientes ficheros vacíos dentro de la carpeta “trabajo”:</text:p>
        </text:list-item>
      </text:list>
      <text:p text:style-name="P5">gato.txt</text:p>
      <text:p text:style-name="P5">gata.txt</text:p>
      <text:p text:style-name="P5">gatita.txt</text:p>
      <text:p text:style-name="P5">gatito.txt</text:p>
      <text:p text:style-name="P5">perro.txt</text:p>
      <text:p text:style-name="P5">perra.txt</text:p>
      <text:p text:style-name="P5">gallo.txt</text:p>
      <text:p text:style-name="P5">gallina.txt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cd /home/jon/prueba/trabajo</text:p>
            <text:p text:style-name="P4">touch gato.txt gata.txt gatita.txt gatito.txt perro.txt perra.txt gallo.txt gallina.txt</text:p>
          </table:table-cell>
        </table:table-row>
      </table:table>
      <text:p text:style-name="P7"/>
      <text:list xml:id="list3714497374" text:style-name="WWNum1">
        <text:list-item>
          <text:p text:style-name="P45">Crea una carpeta “alumnos” en tu carpeta personal. Dentro de la carpeta “alumnos” crea 2 ficheros con la siguiente información de cada alumno. Por ejemplo “nano bego” que incluya la siguiente información:</text:p>
        </text:list-item>
      </text:list>
      <text:p text:style-name="P6">Nombre: Bego</text:p>
      <text:p text:style-name="P6">Calle: Nieves Cano </text:p>
      <text:p text:style-name="P6">Número: 3</text:p>
      <text:p text:style-name="P6">Teléfono: 945945945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>cd /home/jon</text:p>
            <text:p text:style-name="P12">mkdir alumn<text:span text:style-name="T15">o</text:span>s</text:p>
            <text:p text:style-name="P12">cd /home/jon/alumnos</text:p>
            <text:p text:style-name="P10">touch bego</text:p>
            <text:p text:style-name="P10">nano bego.txt</text:p>
            <text:p text:style-name="P13">ctr+O</text:p>
            <text:p text:style-name="P13">ctr+X</text:p>
            <text:p text:style-name="P8"><text:span text:style-name="T16">t</text:span>ouch <text:span text:style-name="T16">jonmi</text:span></text:p>
            <text:p text:style-name="P9">nano <text:span text:style-name="T16">jonmi</text:span>.txt</text:p>
            <text:p text:style-name="P13">ctr+O</text:p>
            <text:p text:style-name="P13">ctr+X</text:p>
          </table:table-cell>
        </table:table-row>
      </table:table>
      <text:p text:style-name="P3"/>
      <text:list xml:id="list175606603915878" text:continue-numbering="true" text:style-name="WWNum1">
        <text:list-item>
          <text:p text:style-name="P35"><text:span text:style-name="T5">Cambia el nombre de los ficheros a </text:span><text:span text:style-name="T11">mayúsculas.</text:span>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30">Mv bego BEGO</text:p>
            <text:p text:style-name="P30"><text:soft-page-break/>mv jonmi JONMI</text:p>
          </table:table-cell>
        </table:table-row>
      </table:table>
      <text:list xml:id="list175608596639588" text:continue-numbering="true" text:style-name="WWNum1">
        <text:list-header>
          <text:p text:style-name="P46"/>
        </text:list-header>
        <text:list-item>
          <text:p text:style-name="P41">Crea un enlace simbólico para un alumno y un enlace real para el otro. ¿Qué diferencias hay entre los diferentes tipos de enlaces?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18">ln BEGO bego_real</text:p>
            <text:p text:style-name="P18">ln -s JONMI jonmi_simbolico</text:p>
          </table:table-cell>
        </table:table-row>
      </table:table>
      <text:list xml:id="list175607225541138" text:continue-numbering="true" text:style-name="WWNum1">
        <text:list-header>
          <text:p text:style-name="P42"/>
        </text:list-header>
        <text:list-item>
          <text:p text:style-name="P35"><text:span text:style-name="T5">Lista el contenido de este directorio(tambi</text:span><text:span text:style-name="T11">én los ficheros ocultos)</text:span><text:span text:style-name="T5">, con información de inodo, tamañ</text:span><text:span text:style-name="T11">o e información larga que contenga </text:span><text:span text:style-name="T5">permisos ,propietario, grupo, fecha de actualización y nombre.</text:span>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29">ls -lias /home/jon/alumnos</text:p>
          </table:table-cell>
        </table:table-row>
      </table:table>
      <text:list xml:id="list175608321722758" text:continue-numbering="true" text:style-name="WWNum1">
        <text:list-header>
          <text:p text:style-name="P42"/>
        </text:list-header>
        <text:list-item>
          <text:p text:style-name="P35"><text:span text:style-name="T5">Listar todos los ficheros de la carpeta personal</text:span><text:span text:style-name="T11"> (los ocultos también)</text:span>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29">ls -lias /home/jon</text:p>
          </table:table-cell>
        </table:table-row>
      </table:table>
      <text:list xml:id="list175608174428099" text:continue-numbering="true" text:style-name="WWNum1">
        <text:list-header>
          <text:p text:style-name="P46"/>
        </text:list-header>
        <text:list-item>
          <text:p text:style-name="P36"><text:span text:style-name="T5">Busca los ficheros modificados en menos de 5 minutos </text:span><text:span text:style-name="T11">de l</text:span><text:span text:style-name="T5">a carpeta </text:span><text:span text:style-name="T11">personal.</text:span>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31">Find /<text:span text:style-name="T12">home</text:span><text:span text:style-name="T13">/</text:span><text:span text:style-name="T14">jon -cmin -5</text:span></text:p>
          </table:table-cell>
        </table:table-row>
      </table:table>
      <text:list xml:id="list175608161610854" text:continue-numbering="true" text:style-name="WWNum1">
        <text:list-header>
          <text:p text:style-name="P47"/>
        </text:list-header>
        <text:list-item>
          <text:p text:style-name="P36"><text:span text:style-name="T5">Busca los ficheros cuyo tamaño es </text:span><text:span text:style-name="T11">superior a 100</text:span><text:span text:style-name="T5"> Kb de la carpeta personal</text:span><text:span text:style-name="T11">.</text:span>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9">find /home/jon -size +100k</text:p>
          </table:table-cell>
        </table:table-row>
      </table:table>
      <text:list xml:id="list175606730532207" text:continue-numbering="true" text:style-name="WWNum1">
        <text:list-header>
          <text:p text:style-name="P47"/>
        </text:list-header>
      </text:list>
      <text:list xml:id="list175606825552407" text:continue-list="list2880238502" text:style-name="WWNum3">
        <text:list-item>
          <text:list>
            <text:list-item>
              <text:p text:style-name="P38"><text:span text:style-name="T3">Sabe manejarse usando </text:span><text:span text:style-name="T9">rutas </text:span><text:span text:style-name="T3">absolutas y relativas:</text:span></text:p>
            </text:list-item>
          </text:list>
        </text:list-item>
      </text:list>
      <text:list xml:id="list3019236784" text:style-name="WWNum2">
        <text:list-item>
          <text:p text:style-name="P37"><text:span text:style-name="T5">Copia un fichero de uno de los alumnos a la carpeta padre </text:span><text:span text:style-name="T11">usando</text:span><text:span text:style-name="T5"> </text:span><text:span text:style-name="T11">la ruta absoluta.</text:span></text:p>
        </text:list-item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2">cp BEGO /home/jon</text:p>
          </table:table-cell>
        </table:table-row>
      </table:table>
      <text:list xml:id="list175607969682625" text:continue-numbering="true" text:style-name="WWNum2">
        <text:list-header>
          <text:p text:style-name="P48"/>
        </text:list-header>
        <text:list-item>
          <text:p text:style-name="P51">Copia un fichero de uno de los alumnos a la carpeta padre usando la ruta relativa <text:s/>sabiendo que estamos en el directorio personal.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">Cd /home/jon (para estar en el directorio personal)</text:p>
            <text:p text:style-name="P14">cp alumnos/BEGO .</text:p>
          </table:table-cell>
        </table:table-row>
      </table:table>
      <text:list xml:id="list175607879023902" text:continue-numbering="true" text:style-name="WWNum2">
        <text:list-header>
          <text:p text:style-name="P52"/>
        </text:list-header>
        <text:list-item>
          <text:p text:style-name="P37"><text:span text:style-name="T4">Cambia al directorio "prueba", </text:span><text:span text:style-name="T11">usando la ruta absoluta.</text:span></text:p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>Cd /home/jon/prueba</text:p>
          </table:table-cell>
        </table:table-row>
      </table:table>
      <text:list xml:id="list175607717118386" text:continue-numbering="true" text:style-name="WWNum2">
        <text:list-header>
          <text:p text:style-name="P48"/>
        </text:list-header>
        <text:list-item>
          <text:p text:style-name="P49">Cambia al directorio “prueba”, usando la ruta relativa sabiendo que estamos en el directorio personal.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>Cd /home/jon (para estar en el directorio personal)</text:p>
            <text:p text:style-name="P16">cd prueba</text:p>
          </table:table-cell>
        </table:table-row>
      </table:table>
      <text:list xml:id="list175608153149750" text:continue-numbering="true" text:style-name="WWNum2">
        <text:list-header>
          <text:p text:style-name="P48"/>
        </text:list-header>
        <text:list-item>
          <text:p text:style-name="P51">Cambia al directorio “prueba”, usando la ruta relativa sabiendo que estamos en el directorio “trabajo”.</text:p>
        </text:list-item>
      </text:list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7">Cd ../</text:p>
          </table:table-cell>
        </table:table-row>
      </table:table>
      <text:list xml:id="list175606602813085" text:continue-numbering="true" text:style-name="WWNum2">
        <text:list-header>
          <text:p text:style-name="P52"><text:soft-page-break/></text:p>
        </text:list-header>
        <text:list-item>
          <text:p text:style-name="P53"><text:span text:style-name="T10">Cambia al directorio "prueba", usa</text:span><text:span text:style-name="T11">ndo la ruta relativa sabiendo que estamos en el directorio “/tmp”.</text:span></text:p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Cd ../home/jon/prueba</text:p>
          </table:table-cell>
        </table:table-row>
      </table:table>
      <text:list xml:id="list175607449703940" text:continue-numbering="true" text:style-name="WWNum2">
        <text:list-header>
          <text:p text:style-name="P52"/>
        </text:list-header>
      </text:list>
      <text:list xml:id="list175608571192736" text:continue-list="list175606825552407" text:style-name="WWNum3">
        <text:list-item>
          <text:list>
            <text:list-item>
              <text:p text:style-name="P40">Sabe utilizar las expresiones regulares utilizando la sintaxis globbing utilizando el comando ls:</text:p>
            </text:list-item>
          </text:list>
        </text:list-item>
      </text:list>
      <text:list xml:id="list175607117587129" text:continue-list="list175607449703940" text:style-name="WWNum2">
        <text:list-item>
          <text:p text:style-name="P54">Cambia a la carpeta "trabajo" donde tienes creados los siguientes ficheros vacíos: gato.txt, gata.txt, gatita.txt, gatito.txt, perro.txt, perra.txt, gallo.txt y gallina.txt para realiza los siguientes ejercicios utilizando la sintaxis globbing:</text:p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1">Cd prueba</text:p>
            <text:p text:style-name="P21">cd trabajo</text:p>
          </table:table-cell>
        </table:table-row>
      </table:table>
      <text:list xml:id="list175607820406713" text:continue-numbering="true" text:style-name="WWNum2">
        <text:list-header>
          <text:p text:style-name="P62"/>
        </text:list-header>
        <text:list-item>
          <text:p text:style-name="P54">Lista los archivos cuyo nombre coincida con las palabras:gato.txt, gata.txt, gatito.txt y gatita.txt</text:p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1">Ls gat*</text:p>
          </table:table-cell>
        </table:table-row>
      </table:table>
      <text:list xml:id="list175607832495895" text:continue-numbering="true" text:style-name="WWNum2">
        <text:list-header>
          <text:p text:style-name="P58"/>
        </text:list-header>
        <text:list-item>
          <text:p text:style-name="P54">Lista los archivos cuyo nombre coincida con las palabras:gato.txt y gata.txt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3">Ls gat?.txt</text:p>
          </table:table-cell>
        </table:table-row>
      </table:table>
      <text:list xml:id="list175607471928562" text:continue-numbering="true" text:style-name="WWNum2">
        <text:list-header>
          <text:p text:style-name="P58"/>
        </text:list-header>
        <text:list-item>
          <text:p text:style-name="P54">Lista los archivos cuyo quinto carácter sea “o”: gallo.txt y perro.txt</text:p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2">ls ????o*</text:p>
          </table:table-cell>
        </table:table-row>
      </table:table>
      <text:list xml:id="list175607090537120" text:continue-numbering="true" text:style-name="WWNum2">
        <text:list-header>
          <text:p text:style-name="P58"/>
          <text:p text:style-name="P58"/>
        </text:list-header>
        <text:list-item>
          <text:p text:style-name="P54">Lista los archivos cuyo segundo y cuarto carácter sea una vocal: gato.txt, gata.txt,gatito.txt y gatita.txt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2">ls ?[aeiou]?[aeiou]*</text:p>
          </table:table-cell>
        </table:table-row>
      </table:table>
      <text:list xml:id="list175607190718694" text:continue-numbering="true" text:style-name="WWNum2">
        <text:list-header>
          <text:p text:style-name="P58"/>
        </text:list-header>
      </text:list>
      <text:list xml:id="list175608223450160" text:continue-list="list175608571192736" text:style-name="WWNum3">
        <text:list-item>
          <text:list>
            <text:list-item>
              <text:p text:style-name="P64">Sabe utilizar las expresiones regulares utilizando la sintaxis regex utilizando el comando grep:</text:p>
            </text:list-item>
          </text:list>
        </text:list-item>
      </text:list>
      <text:list xml:id="list175607419116912" text:continue-list="list175607190718694" text:style-name="WWNum2">
        <text:list-item>
          <text:p text:style-name="P54">Buscar las líneas en las que aparece la palabra bash en el archivo /etc/passwd.</text:p>
        </text:list-item>
      </text:list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2">grep 'bash' /etc/passwd <text:span text:style-name="T17">(estando en /)</text:span></text:p>
          </table:table-cell>
        </table:table-row>
      </table:table>
      <text:list xml:id="list175606578267693" text:continue-numbering="true" text:style-name="WWNum2">
        <text:list-header>
          <text:p text:style-name="P58"/>
        </text:list-header>
        <text:list-item>
          <text:p text:style-name="P54">Buscar en el archivo /etc/group todas las líneas que empiezan por r.</text:p>
        </text:list-item>
      </text:list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2">grep '^r' group <text:span text:style-name="T18">(estando en /etc)</text:span></text:p>
          </table:table-cell>
        </table:table-row>
      </table:table>
      <text:list xml:id="list175607014989687" text:continue-numbering="true" text:style-name="WWNum2">
        <text:list-header>
          <text:p text:style-name="P58"/>
        </text:list-header>
        <text:list-item>
          <text:p text:style-name="P54">Buscar las líneas en las que aparece la palabra bash al final de la línea en el archivo /etc/passwd.</text:p>
        </text:list-item>
      </text:list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2">grep 'bash$' passwd <text:span text:style-name="T18">(estando en /etc)</text:span></text:p>
          </table:table-cell>
        </table:table-row>
      </table:table>
      <text:list xml:id="list175607000756888" text:continue-numbering="true" text:style-name="WWNum2">
        <text:list-header>
          <text:p text:style-name="P58"/>
        </text:list-header>
        <text:list-item>
          <text:p text:style-name="P54">Buscar las líneas de /etc/passwd de los usuarios cuyo identificador de usuario es menor que 1000. </text:p>
        </text:list-item>
      </text:list>
      <table:table table:name="Tabla25" table:style-name="Tabla25">
        <table:table-column table:style-name="Tabla25.A"/>
        <table:table-row>
          <table:table-cell table:style-name="Tabla25.A1" office:value-type="string">
            <text:p text:style-name="P22">grep <text:s text:c="2"/>':x:[0-9]*' passwd <text:span text:style-name="T20">(estando en /etc)</text:span></text:p>
          </table:table-cell>
        </table:table-row>
      </table:table>
      <text:list xml:id="list175607333092490" text:continue-numbering="true" text:style-name="WWNum2">
        <text:list-header>
          <text:p text:style-name="P58"/>
        </text:list-header>
        <text:list-item>
          <text:p text:style-name="P54"><text:soft-page-break/>Buscar las líneas de /etc/passwd de los usuarios cuyo identificador de usuario es mayor o igual a 1000.</text:p>
        </text:list-item>
      </text:list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2">grep ':x:[1-9][0-9][0-9][0-9]' passwd <text:span text:style-name="T19">(estando en /etc)</text:span></text:p>
          </table:table-cell>
        </table:table-row>
      </table:table>
      <text:p text:style-name="P24"/>
      <text:list xml:id="list175608057234751" text:continue-numbering="true" text:style-name="WWNum2">
        <text:list-item>
          <text:p text:style-name="P54">Buscar las líneas que contienen 2 o más apariciones de “o” seguidas en el fichero /etc/passwd.</text:p>
        </text:list-item>
      </text:list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2">grep -E 'oo+' passwd <text:span text:style-name="T20">(estando en /etc)</text:span></text:p>
          </table:table-cell>
        </table:table-row>
      </table:table>
      <text:p text:style-name="P3"/>
      <text:list xml:id="list175608217133585" text:continue-list="list175608223450160" text:style-name="WWNum3">
        <text:list-item>
          <text:list>
            <text:list-item>
              <text:p text:style-name="P64">Sabe gestionar usuarios</text:p>
            </text:list-item>
          </text:list>
        </text:list-item>
      </text:list>
      <text:list xml:id="list175606811576928" text:continue-list="list175608057234751" text:style-name="WWNum2">
        <text:list-item>
          <text:p text:style-name="P54">Crea un nuevo usuario “lsi1” con contraseña “lsi1” utilizando el comando useradd. (man useradd)</text:p>
        </text:list-item>
      </text:list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5">Sudo useradd lsi1</text:p>
            <text:p text:style-name="P25">sudo passswd lsi1</text:p>
          </table:table-cell>
        </table:table-row>
      </table:table>
      <text:list xml:id="list175607065725497" text:continue-numbering="true" text:style-name="WWNum2">
        <text:list-header>
          <text:p text:style-name="P58"/>
        </text:list-header>
        <text:list-item>
          <text:p text:style-name="P54">Crea un nuevo usuario “lsi2” con contraseña “lsi2” utilizando el comando adduser. (man adduser)</text:p>
        </text:list-item>
      </text:list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5">Sudo adduser lsi2</text:p>
          </table:table-cell>
        </table:table-row>
      </table:table>
      <text:list xml:id="list175607054784881" text:continue-numbering="true" text:style-name="WWNum2">
        <text:list-header>
          <text:p text:style-name="P58"/>
        </text:list-header>
        <text:list-item>
          <text:p text:style-name="P54">Crea el grupo “desarrolladores” y añade a “lsi1” y “lsi2” a dicho grupo.</text:p>
        </text:list-item>
      </text:list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2">sudo groupadd desarrolladores</text:p>
            <text:p text:style-name="P22">sudo usermod -a -G desarrolladores lsi1</text:p>
            <text:p text:style-name="P22">sudo usermod -a -G desarrolladores lsi2</text:p>
          </table:table-cell>
        </table:table-row>
      </table:table>
      <text:list xml:id="list175608402382649" text:continue-numbering="true" text:style-name="WWNum2">
        <text:list-header>
          <text:p text:style-name="P58"/>
        </text:list-header>
        <text:list-item>
          <text:p text:style-name="P54">Dale el poder de administrar el grupo “desarrolladores” al jefe de proyecto “lsi2”</text:p>
        </text:list-item>
      </text:list>
      <table:table table:name="Tabla31" table:style-name="Tabla31">
        <table:table-column table:style-name="Tabla31.A"/>
        <table:table-row>
          <table:table-cell table:style-name="Tabla31.A1" office:value-type="string">
            <text:p text:style-name="P26">sudo gpasswd -A lsi2 desarrolladores</text:p>
          </table:table-cell>
        </table:table-row>
      </table:table>
      <text:list xml:id="list175607617239024" text:continue-numbering="true" text:style-name="WWNum2">
        <text:list-header>
          <text:p text:style-name="P58"/>
        </text:list-header>
        <text:list-item>
          <text:p text:style-name="P54">Dale a “lsi2” los mismos permisos que el administrador del sistema añadiendo los mismos grupos que el administrador del sistema. </text:p>
        </text:list-item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2">sudo usermod -a -G jon,adm,cdrom,sudo,dip,plugdev,lpadmin,lxd,sambashare lsi2</text:p>
          </table:table-cell>
        </table:table-row>
      </table:table>
      <text:list xml:id="list175608563334258" text:continue-numbering="true" text:style-name="WWNum2">
        <text:list-header>
          <text:p text:style-name="P63"/>
        </text:list-header>
        <text:list-item>
          <text:p text:style-name="P54">Con el comando id observa los grupos a los que pertenece “lsi1” y “lsi2”. Explica para qué sirve cada grupo.</text:p>
        </text:list-item>
      </text:list>
      <table:table table:name="Tabla33" table:style-name="Tabla33">
        <table:table-column table:style-name="Tabla33.A"/>
        <table:table-row>
          <table:table-cell table:style-name="Tabla33.A1" office:value-type="string">
            <text:p text:style-name="P22">id lsi2</text:p>
            <text:p text:style-name="P22">uid=1003(lsi2) gid=1003(lsi2) grupos=1003(lsi2),4(adm),24(cdrom),27(sudo),30(dip),46(plugdev),122(lpadmin),135(lxd),1000(jon),136(sambashare),1004(desarrolladores)</text:p>
            <text:p text:style-name="P22"/>
            <text:p text:style-name="P22"/>
            <text:p text:style-name="P22">id lsi1</text:p>
            <text:p text:style-name="P22">uid=1002(lsi1) gid=1002(lsi1) grupos=1002(lsi1),1004(desarrolladores)</text:p>
            <text:p text:style-name="P22"/>
            <text:p text:style-name="P22"/>
            <text:p text:style-name="P28"><text:span text:style-name="T21">adm: </text:span><text:span text:style-name="T6">proporcionar acceso a ciertos archivos de registro del sistema</text:span></text:p>
            <text:p text:style-name="P66"/>
            <text:p text:style-name="P28"><text:span text:style-name="T7">cdrom: o</text:span><text:span text:style-name="T6">torgar acceso a los dispositivos de CD-ROM (y en algunos casos también a dispositivos de DVD) a los usuarios del </text:span><text:soft-page-break/><text:span text:style-name="T6">sistema.</text:span></text:p>
            <text:p text:style-name="P66"/>
            <text:p text:style-name="P28"><text:span text:style-name="T7">Sudo: </text:span><text:span text:style-name="T6">administrar los privilegios de superusuario (root) de manera más granular y segura</text:span></text:p>
            <text:p text:style-name="P67"/>
            <text:p text:style-name="P28"><text:span text:style-name="T7">dip: </text:span><text:span text:style-name="T6">conceder permisos de acceso a dispositivos de módem y conexiones de acceso telefónico al sistema.</text:span></text:p>
            <text:p text:style-name="P67"/>
            <text:p text:style-name="P28"><text:span text:style-name="T7">Plugdev: </text:span><text:span text:style-name="T6">permitir a los usuarios no privilegiados acceder a ciertos dispositivos USB y otros dispositivos que se conectan en caliente.</text:span></text:p>
            <text:p text:style-name="P67"/>
            <text:p text:style-name="P28"><text:span text:style-name="T7">Lpadmin: </text:span><text:span text:style-name="T6">administrar impresoras y configuraciones de impresión en el sistema. </text:span></text:p>
            <text:p text:style-name="P67"/>
            <text:p text:style-name="P28"><text:span text:style-name="T7">Lxd: </text:span><text:span text:style-name="T6">garantiza que solo los usuarios autorizados tengan acceso a las funciones y recursos de LXD en el sistema.</text:span></text:p>
            <text:p text:style-name="P67"/>
            <text:p text:style-name="P28"><text:span text:style-name="T7">Sambashare: </text:span><text:span text:style-name="T6">proporciona un medio para controlar quién puede acceder y compartir recursos a través de Samba en el sistema. </text:span></text:p>
            <text:p text:style-name="P67"/>
          </table:table-cell>
        </table:table-row>
      </table:table>
      <text:list xml:id="list175607195864951" text:continue-numbering="true" text:style-name="WWNum2">
        <text:list-header>
          <text:p text:style-name="P58"/>
        </text:list-header>
        <text:list-item>
          <text:p text:style-name="P54">Finalmente elimina las cuentas creadas (lsi1 y lsi2) y el grupo “desarrolladores” </text:p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p text:style-name="P27">Sudo userdel lsi1</text:p>
            <text:p text:style-name="P27">Sudo userdel lsi2</text:p>
            <text:p text:style-name="P27">sudo groupdel desarrolladores</text:p>
          </table:table-cell>
        </table:table-row>
      </table:table>
      <text:list xml:id="list175608400395342" text:continue-numbering="true" text:style-name="WWNum2">
        <text:list-header>
          <text:p text:style-name="P58"/>
        </text:list-header>
      </text:list>
      <text:list xml:id="list175607373763544" text:continue-list="list175608217133585" text:style-name="WWNum3">
        <text:list-item>
          <text:list>
            <text:list-item>
              <text:p text:style-name="P65">Sabe manejarse con los permisos de usuario:</text:p>
            </text:list-item>
          </text:list>
        </text:list-item>
      </text:list>
      <text:list xml:id="list175608682477111" text:continue-list="list175608400395342" text:style-name="WWNum2">
        <text:list-item>
          <text:p text:style-name="P54">Crear un fichero llamado “reloj.sh” añadele como contenido el comando “date”</text:p>
        </text:list-item>
      </text:list>
      <table:table table:name="Tabla35" table:style-name="Tabla35">
        <table:table-column table:style-name="Tabla35.A"/>
        <table:table-row>
          <table:table-cell table:style-name="Tabla35.A1" office:value-type="string">
            <text:p text:style-name="P22">touch reloj.sh</text:p>
            <text:p text:style-name="P22">nano reloj.sh <text:span text:style-name="T22">(aquí escribo “date”)</text:span></text:p>
          </table:table-cell>
        </table:table-row>
      </table:table>
      <text:list xml:id="list175607657113668" text:continue-numbering="true" text:style-name="WWNum2">
        <text:list-header>
          <text:p text:style-name="P58"/>
        </text:list-header>
        <text:list-item>
          <text:p text:style-name="P54">Darle permisos de ejecución a “reloj.sh”</text:p>
        </text:list-item>
      </text:list>
      <table:table table:name="Tabla36" table:style-name="Tabla36">
        <table:table-column table:style-name="Tabla36.A"/>
        <table:table-row>
          <table:table-cell table:style-name="Tabla36.A1" office:value-type="string">
            <text:p text:style-name="P69">Chmod +x reloj.sh</text:p>
          </table:table-cell>
        </table:table-row>
      </table:table>
      <text:list xml:id="list175608316444674" text:continue-numbering="true" text:style-name="WWNum2">
        <text:list-header>
          <text:p text:style-name="P58"/>
        </text:list-header>
        <text:list-item>
          <text:p text:style-name="P54">Ejecuta “reloj.sh”</text:p>
        </text:list-item>
      </text:list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2">./<text:span text:style-name="T23">reloj.sh</text:span></text:p>
          </table:table-cell>
        </table:table-row>
      </table:table>
      <text:list xml:id="list175607604247169" text:continue-numbering="true" text:style-name="WWNum2">
        <text:list-header>
          <text:p text:style-name="P58"/>
        </text:list-header>
        <text:list-item>
          <text:p text:style-name="P54">Crea un fichero “SoyNuevo” para asignarle usando el modo octal y usando el modo literal los siguientes permisos: </text:p>
          <text:p text:style-name="P55">-El propietario tenga permisos de lectura, escritura y ejecución</text:p>
          <text:p text:style-name="P55">-El grupo solo lectura</text:p>
          <text:p text:style-name="P56">-El resto u otros solo lectura</text:p>
        </text:list-item>
      </text:list>
      <table:table table:name="Tabla38" table:style-name="Tabla38">
        <table:table-column table:style-name="Tabla38.A"/>
        <table:table-row>
          <table:table-cell table:style-name="Tabla38.A1" office:value-type="string">
            <text:p text:style-name="P70">Touch SoyNuevo</text:p>
          </table:table-cell>
        </table:table-row>
      </table:table>
      <text:p text:style-name="P24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70">Modo literal:</text:p>
            <text:p text:style-name="P70">chmod u=rwx,g=r,o=r SoyNuevo</text:p>
            <text:p text:style-name="P70"><text:soft-page-break/></text:p>
            <text:p text:style-name="P70">modo octal:</text:p>
            <text:p text:style-name="P70">chmod 744 SoyNuevo</text:p>
          </table:table-cell>
        </table:table-row>
      </table:table>
      <text:list xml:id="list175607449397847" text:continue-numbering="true" text:style-name="WWNum2">
        <text:list-header>
          <text:p text:style-name="P58"/>
        </text:list-header>
        <text:list-item>
          <text:p text:style-name="P54">Comprueba la máscara actual con el comando (man umask). </text:p>
        </text:list-item>
      </text:list>
      <table:table table:name="Tabla40" table:style-name="Tabla40">
        <table:table-column table:style-name="Tabla40.A"/>
        <table:table-row>
          <table:table-cell table:style-name="Tabla40.A1" office:value-type="string">
            <text:p text:style-name="P71">Umask</text:p>
            <text:p text:style-name="P71">devuelve: 0002</text:p>
          </table:table-cell>
        </table:table-row>
      </table:table>
      <text:list xml:id="list175608558078891" text:continue-numbering="true" text:style-name="WWNum2">
        <text:list-header>
          <text:p text:style-name="P58"/>
        </text:list-header>
        <text:list-item>
          <text:p text:style-name="P54">Asigna una nueva máscara “umask 077”, crea ficheros y carpetas para comprobar que la máscara funciona correctamente. </text:p>
        </text:list-item>
      </text:list>
      <table:table table:name="Tabla41" table:style-name="Tabla41">
        <table:table-column table:style-name="Tabla41.A"/>
        <table:table-row>
          <table:table-cell table:style-name="Tabla41.A1" office:value-type="string">
            <text:p text:style-name="P71">Umask 077</text:p>
            <text:p text:style-name="P71">mkdir carpetamask</text:p>
            <text:p text:style-name="P71">touch pruebamask</text:p>
            <text:p text:style-name="P71"/>
            <text:p text:style-name="P74">al hacer ls -l y el nombre del fichero/directorio puedo ver los permisos que tiene y comprobar que la mascara ha funcionado</text:p>
          </table:table-cell>
        </table:table-row>
      </table:table>
      <text:list xml:id="list175608490853481" text:continue-numbering="true" text:style-name="WWNum2">
        <text:list-header>
          <text:p text:style-name="P58"/>
        </text:list-header>
        <text:list-item>
          <text:p text:style-name="P54">Finalmente deja la máscara como estaba al principio por defecto.</text:p>
        </text:list-item>
      </text:list>
      <table:table table:name="Tabla42" table:style-name="Tabla42">
        <table:table-column table:style-name="Tabla42.A"/>
        <table:table-row>
          <table:table-cell table:style-name="Tabla42.A1" office:value-type="string">
            <text:p text:style-name="P72">Umask 0002</text:p>
          </table:table-cell>
        </table:table-row>
      </table:table>
      <text:list xml:id="list175607459459359" text:continue-numbering="true" text:style-name="WWNum2">
        <text:list-header>
          <text:p text:style-name="P58"/>
        </text:list-header>
        <text:list-item>
          <text:p text:style-name="P54">¿Cuál es el comando para que las carpetas y ficheros que se creen en dicha sesión tengan los siguientes permisos: </text:p>
          <text:p text:style-name="P54">-El propietario tenga permisos de lectura, escritura y ejecución</text:p>
          <text:p text:style-name="P54">-El grupo solo lectura y escritura</text:p>
          <text:p text:style-name="P54">-El resto u otros solo lectura</text:p>
          <text:p text:style-name="P59">-Finalmente deja la máscara como estaba al principio por defecto.</text:p>
        </text:list-item>
      </text:list>
      <table:table table:name="Tabla43" table:style-name="Tabla43">
        <table:table-column table:style-name="Tabla43.A"/>
        <table:table-row>
          <table:table-cell table:style-name="Tabla43.A1" office:value-type="string">
            <text:p text:style-name="P73">Umask <text:span text:style-name="T24">013</text:span></text:p>
            <text:p text:style-name="P75">umask 022</text:p>
          </table:table-cell>
        </table:table-row>
      </table:table>
      <text:list xml:id="list175608662960650" text:continue-numbering="true" text:style-name="WWNum2">
        <text:list-header>
          <text:p text:style-name="P58"/>
        </text:list-header>
      </text:list>
      <text:p text:style-name="P57"/>
      <text:list xml:id="list175607760430168" text:continue-numbering="true" text:style-name="WWNum2">
        <text:list-item>
          <text:p text:style-name="P54">Para siempre (futuras sesiones) modifica el fichero ”.bashrc” con la siguiente máscara "umask 0002”.</text:p>
        </text:list-item>
      </text:list>
      <table:table table:name="Tabla44" table:style-name="Tabla44">
        <table:table-column table:style-name="Tabla44.A"/>
        <table:table-row>
          <table:table-cell table:style-name="Tabla44.A1" office:value-type="string">
            <text:p text:style-name="P76">Nano .bashrc</text:p>
            <text:p text:style-name="P76">ahí escribo umask 0002</text:p>
          </table:table-cell>
        </table:table-row>
      </table:table>
      <text:p text:style-name="P61"/>
      <text:list xml:id="list175607893137037" text:continue-numbering="true" text:style-name="WWNum2">
        <text:list-item>
          <text:p text:style-name="P54">Añadele el bit s al “reloj.sh”</text:p>
        </text:list-item>
      </text:list>
      <table:table table:name="Tabla45" table:style-name="Tabla45">
        <table:table-column table:style-name="Tabla45.A"/>
        <table:table-row>
          <table:table-cell table:style-name="Tabla45.A1" office:value-type="string">
            <text:p text:style-name="P76">Chmod u+s reloj.sh</text:p>
          </table:table-cell>
        </table:table-row>
      </table:table>
      <text:list xml:id="list175607484023327" text:continue-numbering="true" text:style-name="WWNum2">
        <text:list-header>
          <text:p text:style-name="P58"/>
        </text:list-header>
        <text:list-item>
          <text:p text:style-name="P54">Detecta el bit sticky en la carpeta tmp, crea un archivo con un usuario e intenta borrar con otro usuario. ¿Puedes?</text:p>
        </text:list-item>
      </text:list>
      <table:table table:name="Tabla46" table:style-name="Tabla46">
        <table:table-column table:style-name="Tabla46.A"/>
        <table:table-row>
          <table:table-cell table:style-name="Tabla46.A1" office:value-type="string">
            <text:p text:style-name="P77">Al hacer ls -ld /tmp nos aparece esto:</text:p>
            <text:p text:style-name="P77">drwxrwxrwt 21 root root 4096 feb 11 17:51 /tmp</text:p>
            <text:p text:style-name="P77">ahí podemos ver que el bit sticky está activado</text:p>
            <text:p text:style-name="P77"/>
            <text:p text:style-name="P77">No deja porque al ser credo por otro usuario con el sticky bit el resto de usurios solamente pueden leerlo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ourier New" fo:font-size="12pt" fo:language="es" fo:country="ES" style:letter-kerning="false" style:font-name-asian="Courier New1" style:font-size-asian="12pt" style:language-asian="zh" style:country-asian="CN" style:font-name-complex="Courier New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ourier New" fo:font-size="12pt" fo:language="es" fo:country="ES" style:letter-kerning="false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4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635cm" fo:margin-right="0cm" fo:margin-top="0.423cm" fo:margin-bottom="0.106cm" style:contextual-spacing="false" fo:line-height="100%" fo:text-indent="-0.635cm" style:auto-text-indent="false" fo:break-before="auto" fo:break-after="auto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break-before="auto" fo:break-after="auto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2.159cm" fo:margin-right="0cm" fo:margin-top="0.423cm" fo:margin-bottom="0.106cm" style:contextual-spacing="false" fo:line-height="100%" fo:text-indent="-2.159cm" style:auto-text-indent="false" fo:break-before="auto" fo:break-after="auto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048cm" fo:margin-right="0cm" fo:margin-top="0.423cm" fo:margin-bottom="0.106cm" style:contextual-spacing="false" fo:line-height="100%" fo:text-indent="-3.048cm" style:auto-text-indent="false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937cm" fo:margin-right="0cm" fo:margin-top="0.423cm" fo:margin-bottom="0.106cm" style:contextual-spacing="false" fo:line-height="100%" fo:text-indent="-3.937cm" style:auto-text-indent="false" fo:break-before="auto" fo:break-after="auto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4.826cm" fo:margin-right="0cm" fo:margin-top="0.423cm" fo:margin-bottom="0.106cm" style:contextual-spacing="false" fo:line-height="100%" fo:text-indent="-4.826cm" style:auto-text-indent="false" fo:break-before="auto" fo:break-after="auto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Arial" fo:font-family="Arial" style:font-family-generic="roman" style:font-pitch="variable" fo:font-size="28pt" fo:font-weight="bold" style:font-name-asian="Arial1" style:font-family-asian="Arial" style:font-family-generic-asian="system" style:font-pitch-asian="variable" style:font-size-asian="28pt" style:font-weight-asian="bold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3.93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4.826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.604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7.62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ntroducción: Sistema de ficheros y gestión de aplicaciones</text:span><text:span text:style-name="MT2"><text:tab/></text:span><text:page-number text:select-page="current">5</text:page-number><text:span text:style-name="MT2">/</text:span><text:page-count>6</text:page-count></text:p>
      </style:header>
      <style:footer>
        <text:p text:style-name="MP2">Lengoaia eta Sistema Informatikoak Saila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1T17:56:06.481309942</dc:date>
    <meta:editing-duration>PT14M20S</meta:editing-duration>
    <meta:editing-cycles>4</meta:editing-cycles>
    <meta:document-statistic meta:table-count="46" meta:image-count="0" meta:object-count="0" meta:page-count="6" meta:paragraph-count="206" meta:word-count="1345" meta:character-count="8300" meta:non-whitespace-character-count="7206"/>
  </office:meta>
</office:document-meta>
</file>